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40000006A7BF159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padding-left="0in" fo:padding-right="0in" fo:padding-top="0.0138in" fo:padding-bottom="0in" fo:border-left="none" fo:border-right="none" fo:border-top="0.0071in solid #d9d9d9" fo:border-bottom="none"/>
    </style:style>
    <style:style style:name="P2" style:family="paragraph" style:parent-style-name="List_20_Paragraph" style:list-style-name="WWNum7"/>
    <style:style style:name="P3" style:family="paragraph" style:parent-style-name="List_20_Paragraph" style:list-style-name="WWNum5"/>
    <style:style style:name="P4" style:family="paragraph" style:parent-style-name="List_20_Paragraph" style:list-style-name="WWNum6"/>
    <style:style style:name="P5" style:family="paragraph" style:parent-style-name="Standard">
      <style:text-properties style:font-size-complex="12pt"/>
    </style:style>
    <style:style style:name="P6" style:family="paragraph" style:parent-style-name="Standard">
      <style:text-properties fo:font-weight="bold" style:font-weight-asian="bold" style:font-size-complex="12pt"/>
    </style:style>
    <style:style style:name="P7" style:family="paragraph" style:parent-style-name="Standard" style:master-page-name="Standard">
      <style:paragraph-properties style:page-number="auto"/>
    </style:style>
    <style:style style:name="P8" style:family="paragraph">
      <style:paragraph-properties fo:text-align="center"/>
      <style:text-properties fo:font-size="18pt"/>
    </style:style>
    <style:style style:name="T1" style:family="text">
      <style:text-properties style:font-size-complex="12pt"/>
    </style:style>
    <style:style style:name="T2" style:family="text">
      <style:text-properties style:font-size-complex="12pt" style:font-weight-complex="bold"/>
    </style:style>
    <style:style style:name="T3" style:family="text">
      <style:text-properties fo:font-weight="bold" style:font-weight-asian="bold" style:font-size-complex="12pt"/>
    </style:style>
    <style:style style:name="T4" style:family="text">
      <style:text-properties fo:font-weight="bold"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fo:color="#c00000" fo:font-weight="bold" style:font-weight-asian="bold" style:font-size-complex="12pt"/>
    </style:style>
    <style:style style:name="T7" style:family="text">
      <style:text-properties style:text-underline-style="solid" style:text-underline-width="auto" style:text-underline-color="font-color" fo:font-weight="bold" style:font-weight-asian="bold" style:font-size-complex="12pt" style:font-weight-complex="bold"/>
    </style:style>
    <style:style style:name="T8" style:family="text">
      <style:text-properties fo:color="#000000" style:text-underline-style="solid" style:text-underline-width="auto" style:text-underline-color="font-color" fo:font-weight="bold" style:font-weight-asian="bold" style:font-size-complex="12pt" style:font-weight-complex="bold"/>
    </style:style>
    <style:style style:name="T9" style:family="text">
      <style:text-properties fo:color="#7f7f7f" fo:letter-spacing="0.0417in"/>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8" svg:width="6.4996in" svg:height="0.7913in" svg:x="0in" svg:y="0in">
        <draw:image xlink:href="Pictures/10000000000003640000006A7BF1596B.png" xlink:type="simple" xlink:show="embed" xlink:actuate="onLoad">
          <text:p/>
        </draw:image>
      </draw:frame>
      <text:p text:style-name="P7"><text:span text:style-name="T3"><text:line-break/></text:span></text:p>
      <text:p text:style-name="Standard"><text:span text:style-name="T3">URL to GitHub Repository: https://github.com/KateRunning/Week-3-Coding-Project.git</text:span></text:p>
      <text:p text:style-name="P6"/>
      <text:p text:style-name="Standard"><text:span text:style-name="T3">URL to Your Coding Assignment Video: https://youtu.be/MUPQ3ImvCiI<text:line-break/></text:span></text:p>
      <text:p text:style-name="Standard"><text:span text:style-name="T3">Instructions:</text:span></text:p>
      <text:list xml:id="list7038424798368593772" text:style-name="WWNum7">
        <text:list-item>
          <text:p text:style-name="P2"><text:span text:style-name="T1">In Visual Studio Code, write the code that accomplishes the objectives listed below and ensures that the code compiles and runs as directed. </text:span></text:p>
        </text:list-item>
        <text:list-item>
          <text:p text:style-name="P2"><text:span text:style-name="T1">Create a new repository on GitHub for this week’s assignments and push this document, with your project code, to the repository.</text:span></text:p>
        </text:list-item>
        <text:list-item>
          <text:p text:style-name="P2"><text:span text:style-name="T1">Include the URLs for this week’s repository and video where instructed.</text:span></text:p>
        </text:list-item>
        <text:list-item>
          <text:p text:style-name="P2"><text:span text:style-name="T1">Submit this document as a .PDF file in the LMS.<text:line-break/></text:span></text:p>
        </text:list-item>
      </text:list>
      <text:p text:style-name="Standard"><text:span text:style-name="T3">Coding Steps:</text:span></text:p>
      <text:p text:style-name="Standard"><text:span text:style-name="T6">All questions must be printed to your Browser’s console:</text:span></text:p>
      <text:list xml:id="list3662034919279996760" text:style-name="WWNum5">
        <text:list-item>
          <text:p text:style-name="P3"><text:span text:style-name="T1">Create an array called ages that contains the following values: 3, 9, 23, 64, 2, 8, 28, 93.</text:span></text:p>
          <text:list>
            <text:list-item>
              <text:p text:style-name="P3"><text:span text:style-name="T1">Programmatically subtract the value of the first element in the array from the value in the last element of the array </text:span></text:p>
              <text:list>
                <text:list-item>
                  <text:p text:style-name="P3"><text:span text:style-name="T1">Do not use numbers to reference the last element, find it programmatically, </text:span></text:p>
                </text:list-item>
                <text:list-item>
                  <text:p text:style-name="P3"><text:span text:style-name="T7">ages[</text:span><text:span text:style-name="T8">7</text:span><text:span text:style-name="T7">]</text:span><text:span text:style-name="T4"> – ages[0]</text:span><text:span text:style-name="T1"> is not allowed!<text:line-break/></text:span></text:p>
                </text:list-item>
              </text:list>
            </text:list-item>
            <text:list-item>
              <text:p text:style-name="P3"><text:span text:style-name="T1">Add a new age to your array and repeat the step above to ensure it is dynamic. (works for arrays of different lengths).</text:span></text:p>
            </text:list-item>
            <text:list-item>
              <text:p text:style-name="P3"><text:span text:style-name="T1">Use a loop to iterate through the array and calculate the average age. <text:line-break/></text:span></text:p>
            </text:list-item>
          </text:list>
        </text:list-item>
      </text:list>
      <text:p text:style-name="P5"><text:soft-page-break/></text:p>
      <text:p text:style-name="P5"/>
      <text:p text:style-name="P5"/>
      <text:list xml:id="list37587096" text:continue-numbering="true" text:style-name="WWNum5">
        <text:list-item>
          <text:p text:style-name="P3"><text:span text:style-name="T1">Create an array called names that contains the following values: ‘Sam’, ‘Tommy’, ‘Tim’, ‘Sally’, ‘Buck’, ‘Bob’.</text:span></text:p>
          <text:list>
            <text:list-item>
              <text:p text:style-name="P3"><text:span text:style-name="T1">Use a loop to iterate through the array and calculate the average number of letters per name. <text:line-break/></text:span></text:p>
            </text:list-item>
            <text:list-item>
              <text:p text:style-name="P3"><text:span text:style-name="T1">Use a loop to iterate through the array again and concatenate all the names together, separated by spaces. </text:span></text:p>
            </text:list-item>
          </text:list>
        </text:list-item>
      </text:list>
      <text:p text:style-name="Standard"><text:span text:style-name="T1"><text:line-break/></text:span></text:p>
      <text:list xml:id="list37605030" text:continue-numbering="true" text:style-name="WWNum5">
        <text:list-item>
          <text:p text:style-name="P3"><text:span text:style-name="T1">How do you access the last element of any array?<text:line-break/></text:span></text:p>
        </text:list-item>
        <text:list-item>
          <text:p text:style-name="P3"><text:span text:style-name="T1">How do you access the first element of any array?<text:line-break/></text:span></text:p>
        </text:list-item>
        <text:list-item>
          <text:p text:style-name="P3"><text:span text:style-name="T1">Create a new array called </text:span><text:span text:style-name="T4">nameLengths</text:span><text:span text:style-name="T1">. Write a loop to iterate over the previously created names array and add the length of each name to the </text:span><text:span text:style-name="T4">nameLengths</text:span><text:span text:style-name="T1"> array.<text:line-break/>For example:<text:line-break/></text:span></text:p>
        </text:list-item>
      </text:list>
      <text:p text:style-name="List_20_Paragraph"><text:span text:style-name="T1">namesArray = ["Kelly", "Sam", "Kate"] //given this array</text:span></text:p>
      <text:p text:style-name="List_20_Paragraph"><text:span text:style-name="T1">nameLengths = [5, 3, 4] //create this new array<text:line-break/><text:line-break/></text:span></text:p>
      <text:list xml:id="list37577558" text:continue-numbering="true" text:style-name="WWNum5">
        <text:list-item>
          <text:p text:style-name="P3"><text:span text:style-name="T1">Write a loop to iterate over the nameLengths array and calculate the sum of all the elements in the array. <text:line-break/></text:span></text:p>
        </text:list-item>
        <text:list-item>
          <text:p text:style-name="P3"><text:span text:style-name="T1">Write a function that takes two parameters, </text:span><text:span text:style-name="T4">word</text:span><text:span text:style-name="T1"> and </text:span><text:span text:style-name="T4">n</text:span><text:span text:style-name="T1">, as arguments and returns the word concatenated to itself n number of times. (i.e. if I pass in ‘Hello’ and 3, I would expect the function to return ‘HelloHelloHello’).<text:line-break/></text:span></text:p>
        </text:list-item>
        <text:list-item>
          <text:p text:style-name="P3"><text:span text:style-name="T1">Write a function that takes two parameters, </text:span><text:span text:style-name="T4">firstName</text:span><text:span text:style-name="T1"> and </text:span><text:span text:style-name="T4">lastName</text:span><text:span text:style-name="T1">, and returns a full name.</text:span></text:p>
          <text:list>
            <text:list-item>
              <text:list>
                <text:list-item>
                  <text:p text:style-name="P3"><text:span text:style-name="T1">The full name should be the first and the last name separated by a space.<text:line-break/></text:span></text:p>
                </text:list-item>
              </text:list>
            </text:list-item>
          </text:list>
        </text:list-item>
        <text:list-item>
          <text:p text:style-name="P3"><text:soft-page-break/><text:span text:style-name="T1">Write a function that takes an array of numbers and returns true if the sum of all the numbers in the array is greater than 100.<text:line-break/></text:span></text:p>
        </text:list-item>
        <text:list-item>
          <text:p text:style-name="P3"><text:span text:style-name="T1">Write a function that takes an array of numbers and returns the average of all the elements in the array.<text:line-break/></text:span></text:p>
        </text:list-item>
        <text:list-item>
          <text:p text:style-name="P3"><text:span text:style-name="T1">Write a function that takes two arrays of numbers and returns true if the average of the elements in the first array is greater than the average of the elements in the second array.<text:line-break/></text:span></text:p>
        </text:list-item>
        <text:list-item>
          <text:p text:style-name="P3"><text:span text:style-name="T1">Write a function called </text:span><text:span text:style-name="T4">willBuyDrink</text:span><text:span text:style-name="T1"> that takes a boolean </text:span><text:span text:style-name="T4">isHotOutside</text:span><text:span text:style-name="T1">, and a number </text:span><text:span text:style-name="T4">moneyInPocket</text:span><text:span text:style-name="T1">, and returns true if it is hot outside and if </text:span><text:span text:style-name="T4">moneyInPocket</text:span><text:span text:style-name="T1"> is greater than 10.50.<text:line-break/></text:span></text:p>
        </text:list-item>
        <text:list-item>
          <text:p text:style-name="P3"><text:span text:style-name="T1">Create a function of your own that solves a problem. </text:span></text:p>
          <text:list>
            <text:list-item>
              <text:list>
                <text:list-item>
                  <text:p text:style-name="P3"><text:span text:style-name="T1">In comments, write what the function does and why you created it.<text:line-break/></text:span></text:p>
                </text:list-item>
              </text:list>
            </text:list-item>
          </text:list>
        </text:list-item>
      </text:list>
      <text:p text:style-name="Standard"><text:span text:style-name="T3"><text:line-break/>Video Steps:</text:span></text:p>
      <text:list xml:id="list7211652466051448699" text:style-name="WWNum6">
        <text:list-item>
          <text:p text:style-name="P4"><text:span text:style-name="T2">Create a video, up to five minutes max, showing and explaining how your project works with an emphasis on the portions you contributed. </text:span></text:p>
        </text:list-item>
        <text:list-item>
          <text:p text:style-name="P4"><text:span text:style-name="T2">This video should be done using screen share and voice over. </text:span></text:p>
        </text:list-item>
        <text:list-item>
          <text:p text:style-name="P4"><text:span text:style-name="T2">This can easily be done using Zoom, although you don't have to use Zoom, it's just what we recommend. </text:span></text:p>
          <text:list>
            <text:list-item>
              <text:p text:style-name="P4"><text:span text:style-name="T2">You can create a new meeting, start screen sharing, and start recording. </text:span></text:p>
            </text:list-item>
            <text:list-item>
              <text:p text:style-name="P4"><text:span text:style-name="T2">This will create a video recording on your computer. </text:span></text:p>
            </text:list-item>
          </text:list>
        </text:list-item>
        <text:list-item>
          <text:p text:style-name="P4"><text:span text:style-name="T2">This should then be uploaded to a publicly accessible site, such as YouTube. </text:span></text:p>
          <text:list>
            <text:list-item>
              <text:p text:style-name="P4"><text:span text:style-name="T2">Ensure the link you share is </text:span><text:span text:style-name="T3">PUBLIC</text:span><text:span text:style-name="T2"> or </text:span><text:span text:style-name="T3">UNLISTED</text:span><text:span text:style-name="T2">!</text:span></text:p>
            </text:list-item>
            <text:list-item>
              <text:p text:style-name="P4"><text:soft-page-break/><text:span text:style-name="T2">If it is not accessible by your grader, your project will be graded based on what they can access.</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text-align="center" style:justify-single-word="false" fo:keep-together="always" fo:keep-with-next="always"/>
      <style:text-properties fo:font-size="18pt" style:font-size-asian="18pt" style:font-name-complex="F"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font-size="18pt" style:font-size-asian="18pt" style:font-name-complex="F" style:font-size-complex="16pt"/>
    </style:style>
    <style:style style:name="ListLabel_20_1" style:display-name="ListLabel 1"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text:display-levels="2">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25in" fo:margin-left="1.6252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0071in solid #d9d9d9" fo:border-bottom="none"/>
    </style:style>
    <style:style style:name="MT1" style:family="text">
      <style:text-properties fo:font-weight="bold" style:font-weight-asian="bold" style:font-weight-complex="bold"/>
    </style:style>
    <style:style style:name="MT2" style:family="text">
      <style:text-properties fo:color="#7f7f7f" fo:letter-spacing="0.0417in"/>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list xml:id="list3070016310683113801" text:style-name="Outline">
          <text:list-item>
            <text:h text:style-name="Heading_20_1" text:outline-level="1"><draw:frame draw:style-name="Mfr1" text:anchor-type="as-char" svg:width="6.5in" svg:height="0.7917in" draw:z-index="2"><draw:image xlink:href="Pictures/10000000000003640000006A7BF1596B.png" xlink:type="simple" xlink:show="embed" xlink:actuate="onLoad"/></draw:frame><text:line-break/><text:line-break/>Week 3: Coding Assignment</text:h>
          </text:list-item>
        </text:list>
        <text:p text:style-name="Header"/>
      </style:header>
      <style:header-left>
        <text:p text:style-name="Header"/>
      </style:header-left>
      <style:footer>
        <text:p text:style-name="MP1"><text:page-number text:select-page="current">3</text:page-number><text:span text:style-name="MT1"> | </text:span><text:span text:style-name="MT2">Page</text:span></text:p>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Kate Running</dc:creator>
    <meta:editing-cycles>21</meta:editing-cycles>
    <meta:creation-date>2020-12-22T20:25:00</meta:creation-date>
    <dc:date>2023-01-14T17:34:49.29</dc:date>
    <meta:editing-duration>PT2M17S</meta:editing-duration>
    <meta:generator>OpenOffice/4.1.7$Win32 OpenOffice.org_project/417m1$Build-9800</meta:generator>
    <meta:document-statistic meta:table-count="0" meta:image-count="1" meta:object-count="0" meta:page-count="4" meta:paragraph-count="46" meta:word-count="678" meta:character-count="38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